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b2b2b2" draw:marker-start-width="0.439cm" draw:marker-end-width="0.439cm" svg:stroke-opacity="50%" draw:fill="solid" draw:textarea-vertical-align="middle" fo:padding-top="0.205cm" fo:padding-bottom="0.205cm" fo:padding-left="0.33cm" fo:padding-right="0.33cm"/>
    </style:style>
    <style:style style:name="gr2" style:family="graphic" style:parent-style-name="objectwithoutfill">
      <style:graphic-properties svg:stroke-width="0.159cm" svg:stroke-color="#cccccc" draw:marker-start-width="0.439cm" draw:marker-end-width="0.439cm" svg:stroke-opacity="50%" draw:fill="solid" draw:textarea-vertical-align="middle" fo:padding-top="0.205cm" fo:padding-bottom="0.205cm" fo:padding-left="0.33cm" fo:padding-right="0.33cm"/>
    </style:style>
    <style:style style:name="gr3" style:family="graphic" style:parent-style-name="objectwithoutfill">
      <style:graphic-properties svg:stroke-width="0.159cm" svg:stroke-color="#81d41a" draw:marker-start-width="0.439cm" draw:marker-end-width="0.439cm" svg:stroke-opacity="70%" draw:fill="solid" draw:textarea-vertical-align="middle" fo:padding-top="0.205cm" fo:padding-bottom="0.205cm" fo:padding-left="0.33cm" fo:padding-right="0.33cm"/>
    </style:style>
    <style:style style:name="gr4" style:family="graphic" style:parent-style-name="objectwithoutfill">
      <style:graphic-properties svg:stroke-width="0.159cm" draw:marker-start-width="0.439cm" draw:marker-end-width="0.439cm" svg:stroke-opacity="70%" draw:fill="solid" draw:textarea-vertical-align="middle" fo:padding-top="0.205cm" fo:padding-bottom="0.205cm" fo:padding-left="0.33cm" fo:padding-right="0.33cm"/>
    </style:style>
    <style:style style:name="gr5" style:family="graphic" style:parent-style-name="objectwithoutfill">
      <style:graphic-properties svg:stroke-width="0.159cm" svg:stroke-color="#000000" draw:marker-start-width="0.438cm" draw:marker-end-width="0.438cm" svg:stroke-opacity="60%" draw:fill="solid" draw:textarea-vertical-align="middle" fo:padding-top="0.204cm" fo:padding-bottom="0.204cm" fo:padding-left="0.329cm" fo:padding-right="0.32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1.515cm" svg:height="3.283cm" svg:x="0.728cm" svg:y="0.439cm" svg:viewBox="0 0 1516 3284" svg:d="M7 3284c-10-38-10-79 2-113 60-170 127-341 212-500 117-217 211-446 317-668 108-225 178-468 287-692 71-144 122-302 217-431 57-77 91-162 140-241 29-47 49-102 67-153 11-30 18-62 24-93s20-60 26-90 19-58 38-81c25-31 48-67 77-93s48-59 76-86l17-24 9-19">
          <text:p/>
        </draw:path>
        <draw:path draw:style-name="gr1" draw:text-style-name="P1" draw:layer="layout" svg:width="1.289cm" svg:height="3.264cm" svg:x="2.349cm" svg:y="0.515cm" svg:viewBox="0 0 1290 3265" svg:d="M0 3265c40-148 133-269 186-410 56-149 135-294 174-449 52-203 88-412 112-620s60-416 91-622c15-98 48-195 76-289 13-42 31-82 48-121 37-82 74-165 133-236 37-45 73-95 108-141 33-43 72-82 107-122 29-33 59-65 88-98 33-37 67-74 105-107l26-24 24-16 12-10">
          <text:p/>
        </draw:path>
        <draw:path draw:style-name="gr1" draw:text-style-name="P1" draw:layer="layout" svg:width="3.483cm" svg:height="0.26cm" svg:x="0.499cm" svg:y="1.222cm" svg:viewBox="0 0 3484 261" svg:d="M0 1c111-4 223 5 333 22 200 31 404 22 606 36 348 23 699 39 1049 57 289 15 583 16 871 59 119 18 237 43 355 70 55 12 113 11 170 16l42-4 43-3 15-2">
          <text:p/>
        </draw:path>
        <draw:path draw:style-name="gr2" draw:text-style-name="P1" draw:layer="layout" svg:width="3.619cm" svg:height="0.466cm" svg:x="0.303cm" svg:y="2.695cm" svg:viewBox="0 0 3620 467" svg:d="M0 0c76-2 153 4 229 9 175 13 352 34 527 53 187 22 378 33 565 59 156 23 313 43 470 62 170 22 336 74 503 115 118 30 234 74 355 93 119 20 241 38 363 48 90 8 181-4 272 9 31 5 65 3 98 5 35 3 72 13 109 14 32 2 61-21 91-33l24-3 14-4">
          <text:p/>
        </draw:path>
        <draw:path draw:style-name="gr3" draw:text-style-name="P1" draw:layer="layout" svg:width="0.521cm" svg:height="1.003cm" svg:x="0.339cm" svg:y="1.469cm" svg:viewBox="0 0 522 1004" svg:d="M0 0c49 52 114 88 167 136 46 43 100 81 143 129 21 24 28 58 38 88 14 44 20 91 36 136 10 29 11 62 14 93 3 34 16 70 19 105 2 33 10 65 26 93 18 30 30 64 39 98 9 32 24 62 33 95l7 24v7">
          <text:p/>
        </draw:path>
        <draw:path draw:style-name="gr3" draw:text-style-name="P1" draw:layer="layout" svg:width="1.267cm" svg:height="0.572cm" draw:transform="rotate (1.10706234454) translate (0.253cm 2.311cm)" svg:viewBox="0 0 1268 573" svg:d="M0 0c67 15 133 34 195 60 75 31 156 37 231 71 75 35 158 54 232 92 96 50 202 85 293 147 43 30 87 61 134 87 38 21 78 46 114 74l40 22 24 17 5 3">
          <text:p/>
        </draw:path>
        <draw:path draw:style-name="gr4" draw:text-style-name="P1" draw:layer="layout" svg:width="0.75cm" svg:height="0.806cm" svg:x="1.76cm" svg:y="1.7cm" svg:viewBox="0 0 751 807" svg:d="M677 58c-100-39-207-61-314-58-44 1-65 48-93 74-44 42-66 100-91 153-43 90-100 177-136 272-12 32-41 57-43 93-1 29 7 58 36 78 37 25 77 47 117 70 41 23 87 39 133 50 34 8 70 18 108 16 33-2 68 4 102-7 42-14 86-35 122-62 43-33 71-84 88-133 22-64 41-133 41-201 0-32-1-63 0-93 1-43 6-87 2-128-3-34-12-73-41-98-27-24-59-32-88-48l-7-2">
          <text:p/>
        </draw:path>
        <draw:path draw:style-name="gr3" draw:text-style-name="P1" draw:layer="layout" svg:width="0.764cm" svg:height="0.592cm" svg:x="2.991cm" svg:y="1.901cm" svg:viewBox="0 0 765 593" svg:d="M765 0c-54 67-141 89-198 152-63 70-156 108-231 165-63 48-138 83-196 136-26 24-62 40-78 74l-24 16-26 27-12 23">
          <text:p/>
        </draw:path>
        <draw:path draw:style-name="gr3" draw:text-style-name="P1" draw:layer="layout" svg:width="0.821cm" svg:height="0.517cm" draw:transform="rotate (-1.5707963267949) translate (3.716cm 1.827cm)" svg:viewBox="0 0 822 518" svg:d="M0 518c48-5 89-36 133-53 107-43 205-110 296-181 68-53 145-87 219-129 35-20 74-38 110-59 36-20 37-60 57-91l7-5">
          <text:p/>
        </draw:path>
        <draw:path draw:style-name="gr4" draw:text-style-name="P1" draw:layer="layout" svg:width="0.576cm" svg:height="0.649cm" svg:x="0.192cm" svg:y="2.855cm" svg:viewBox="0 0 577 650" svg:d="M335 59c-91-73-157-2-219 45-46 34-79 83-100 134-21 47-19 101-7 150 10 42 27 81 45 122 17 40 31 77 74 107 30 21 58 31 90 31 47 1 94 7 141-7 41-12 82-37 115-69 25-25 45-57 64-86 21-33 25-76 33-114 6-35 9-73 3-108-7-39-11-76-24-114-14-36-30-73-55-98-25-24-63-28-93-43s-65-8-95-2c-37 7-73 3-108 14l-24 12-4 2">
          <text:p/>
        </draw:path>
        <draw:path draw:style-name="gr4" draw:text-style-name="P1" draw:layer="layout" svg:width="0.702cm" svg:height="0.727cm" svg:x="3.577cm" svg:y="0.551cm" svg:viewBox="0 0 703 728" svg:d="M480 12c-65 108-257 69-346 165-30 33-71 60-86 102-17 53-30 110-43 165-10 43-6 90 10 133 13 35 36 66 67 86 50 31 113 39 169 50 55 11 114 21 169 10 52-10 92-56 129-93 44-43 94-86 117-143 16-36 40-78 36-120s9-87-17-126c-28-45-64-88-105-122-28-24-65-33-93-52-42-29-92-38-136-60l-24-7-31 17-14 12">
          <text:p/>
        </draw:path>
        <draw:path draw:style-name="gr5" draw:text-style-name="P1" draw:layer="layout" svg:width="5.223cm" svg:height="1.177cm" draw:transform="skewX (0.0965167076352865) rotate (0.833743783677691) translate (0.072129040994894cm 3.57143301088283cm)" svg:viewBox="0 0 5224 1178" svg:d="M0 10c189-25 378 1 564 24 167 20 337 35 502 66 150 28 306 34 454 73 133 35 269 60 399 105 108 36 221 53 324 97 78 33 163 51 244 75s164 53 249 64c35 5 71 15 105 29 67 28 137 46 204 76 106 47 224 71 333 111 85 31 171 64 257 92 93 31 191 54 283 88 116 43 241 50 360 76 66 14 136 19 203 34 51 12 103 28 156 39 61 13 126 15 185 34 43 12 87 27 130 39 66 18 135 24 203 36l38 5 31 5">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4.55cm" fo:page-height="4.2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5T23:35:41.077000000</dc:date>
    <meta:editing-duration>PT5M27S</meta:editing-duration>
    <meta:editing-cycles>1</meta:editing-cycles>
    <meta:document-statistic meta:object-count="12"/>
    <meta:generator>LibreOffice/6.3.2.2$Windows_X86_64 LibreOffice_project/98b30e735bda24bc04ab42594c85f7fd8be07b9c</meta:generator>
  </office:meta>
</office:document-meta>
</file>